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thods" style:family="table">
      <style:table-properties style:width="6.9271in" fo:margin-left="0in" fo:margin-right="-0.0021in" table:align="margins"/>
    </style:style>
    <style:style style:name="Methods.A" style:family="table-column">
      <style:table-column-properties style:column-width="1.3125in" style:rel-column-width="12417*"/>
    </style:style>
    <style:style style:name="Methods.B" style:family="table-column">
      <style:table-column-properties style:column-width="2.3229in" style:rel-column-width="21976*"/>
    </style:style>
    <style:style style:name="Methods.C" style:family="table-column">
      <style:table-column-properties style:column-width="3.2917in" style:rel-column-width="31142*"/>
    </style:style>
    <style:style style:name="Method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ethods.C1" style:family="table-cell">
      <style:table-cell-properties fo:padding="0.0382in" fo:border="0.0007in solid #000000"/>
    </style:style>
    <style:style style:name="Methods.A2" style:family="table-cell">
      <style:table-cell-properties fo:padding="0.0382in" fo:border-left="0.0007in solid #000000" fo:border-right="none" fo:border-top="none" fo:border-bottom="0.0007in solid #000000"/>
    </style:style>
    <style:style style:name="Method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e Timeclock API (v0.1)</text:p>
      <text:p text:style-name="P2">Basics</text:p>
      <text:list xml:id="list32593692" text:style-name="L1">
        <text:list-item>
          <text:p text:style-name="P7">To use the API, it must be enabled in the timeclock. <text:s/></text:p>
        </text:list-item>
        <text:list-item>
          <text:p text:style-name="P7">When enabled, an API key will be randomly generated. <text:s/>This key must be used in all API requests. <text:s/>This key is sent via POST as “APIKey”. <text:s/>Omitting returns error.</text:p>
        </text:list-item>
        <text:list-item>
          <text:p text:style-name="P5"><text:span text:style-name="T1">Some, but not all methods will require other POST data. <text:s/>(commonly “customID” &amp; “groupID”</text:span></text:p>
        </text:list-item>
        <text:list-item>
          <text:p text:style-name="P7">Feedback is presented via normal webpage output as XML (you may view source to see).</text:p>
        </text:list-item>
        <text:list-item>
          <text:p text:style-name="P7">Errors (if any) will be in “errors”.</text:p>
        </text:list-item>
        <text:list-item>
          <text:p text:style-name="P7">Statuses (if any) will be in “statuses”.</text:p>
        </text:list-item>
        <text:list-item>
          <text:p text:style-name="P7">Result (if any) will be in “result”.</text:p>
        </text:list-item>
        <text:list-item>
          <text:p text:style-name="P7">Users must have a custom_id and an API PIN to be able to use API</text:p>
        </text:list-item>
        <text:list-item>
          <text:p text:style-name="P7">user_punch accepts customID, PIN, groupID, punchTypeID, notes, tags</text:p>
        </text:list-item>
      </text:list>
      <text:p text:style-name="P3">Methods</text:p>
      <table:table table:name="Methods" table:style-name="Methods">
        <table:table-column table:style-name="Methods.A"/>
        <table:table-column table:style-name="Methods.B"/>
        <table:table-column table:style-name="Methods.C"/>
        <table:table-row>
          <table:table-cell table:style-name="Methods.A1" office:value-type="string">
            <text:p text:style-name="Table_20_Heading">Method</text:p>
          </table:table-cell>
          <table:table-cell table:style-name="Methods.A1" office:value-type="string">
            <text:p text:style-name="Table_20_Heading">Description</text:p>
          </table:table-cell>
          <table:table-cell table:style-name="Methods.C1" office:value-type="string">
            <text:p text:style-name="Table_20_Heading">Error States</text:p>
          </table:table-cell>
        </table:table-row>
        <table:table-row>
          <table:table-cell table:style-name="Methods.A2" office:value-type="string">
            <text:p text:style-name="P4">user_punch</text:p>
          </table:table-cell>
          <table:table-cell table:style-name="Methods.A2" office:value-type="string">
            <text:p text:style-name="P4">Change punch status of user</text:p>
          </table:table-cell>
          <table:table-cell table:style-name="Methods.C2" office:value-type="string">
            <text:p text:style-name="P4">CustomID not found</text:p>
            <text:p text:style-name="P4">PIN does not match</text:p>
            <text:p text:style-name="P4">User does not have punch permission in group</text:p>
            <text:p text:style-name="P4">No group provided and user may punch into multiple groups</text:p>
            <text:p text:style-name="P4">User has no punch permissions</text:p>
            <text:p text:style-name="P4">Status not provided</text:p>
            <text:p text:style-name="P4">Status does not exist</text:p>
            <text:p text:style-name="P4">Status is disabled</text:p>
            <text:p text:style-name="P4">Status same as current status (and group/tags)</text:p>
          </table:table-cell>
        </table:table-row>
        <table:table-row>
          <table:table-cell table:style-name="Methods.A2" office:value-type="string">
            <text:p text:style-name="P4">get_users</text:p>
          </table:table-cell>
          <table:table-cell table:style-name="Methods.A2" office:value-type="string">
            <text:p text:style-name="P4">Get list of users</text:p>
          </table:table-cell>
          <table:table-cell table:style-name="Methods.C2" office:value-type="string">
            <text:p text:style-name="P4">none</text:p>
          </table:table-cell>
        </table:table-row>
        <table:table-row>
          <table:table-cell table:style-name="Methods.A2" office:value-type="string">
            <text:p text:style-name="P4">get_statuses</text:p>
          </table:table-cell>
          <table:table-cell table:style-name="Methods.A2" office:value-type="string">
            <text:p text:style-name="P4">Get list of enabled punch statuses</text:p>
          </table:table-cell>
          <table:table-cell table:style-name="Methods.C2" office:value-type="string">
            <text:p text:style-name="P4">none</text:p>
          </table:table-cell>
        </table:table-row>
        <table:table-row>
          <table:table-cell table:style-name="Methods.A2" office:value-type="string">
            <text:p text:style-name="P4">get_punch_groups</text:p>
          </table:table-cell>
          <table:table-cell table:style-name="Methods.A2" office:value-type="string">
            <text:p text:style-name="P4">Get list of groups user can punch</text:p>
          </table:table-cell>
          <table:table-cell table:style-name="Methods.C2" office:value-type="string">
            <text:p text:style-name="P4">No customID passed</text:p>
            <text:p text:style-name="P4">customID not found</text:p>
          </table:table-cell>
        </table:table-row>
        <table:table-row>
          <table:table-cell table:style-name="Methods.A2" office:value-type="string">
            <text:p text:style-name="P4">get_permissions</text:p>
          </table:table-cell>
          <table:table-cell table:style-name="Methods.A2" office:value-type="string">
            <text:p text:style-name="P4">Gets all permissions for user</text:p>
          </table:table-cell>
          <table:table-cell table:style-name="Methods.C2" office:value-type="string">
            <text:p text:style-name="P4">No customID passed</text:p>
            <text:p text:style-name="P4">customID not found</text:p>
          </table:table-cell>
        </table:table-row>
        <table:table-row>
          <table:table-cell table:style-name="Methods.A2" office:value-type="string">
            <text:p text:style-name="P4">get_hash</text:p>
          </table:table-cell>
          <table:table-cell table:style-name="Methods.A2" office:value-type="string">
            <text:p text:style-name="P4">Get password hash of user</text:p>
          </table:table-cell>
          <table:table-cell table:style-name="Methods.C2" office:value-type="string">
            <text:p text:style-name="P4">No customID passed</text:p>
            <text:p text:style-name="P4">customID not found</text:p>
          </table:table-cell>
        </table:table-row>
        <table:table-row>
          <table:table-cell table:style-name="Methods.A2" office:value-type="string">
            <text:p text:style-name="P4">get_group_tree</text:p>
          </table:table-cell>
          <table:table-cell table:style-name="Methods.A2" office:value-type="string">
            <text:p text:style-name="P4">Get group tree</text:p>
          </table:table-cell>
          <table:table-cell table:style-name="Methods.C2" office:value-type="string">
            <text:p text:style-name="P4">No customID passed</text:p>
            <text:p text:style-name="P4">customID not found</text:p>
          </table:table-cell>
        </table:table-row>
        <table:table-row>
          <table:table-cell table:style-name="Methods.A2" office:value-type="string">
            <text:p text:style-name="P4">get_punch_board</text:p>
          </table:table-cell>
          <table:table-cell table:style-name="Methods.A2" office:value-type="string">
            <text:p text:style-name="P4">Gets punch board</text:p>
          </table:table-cell>
          <table:table-cell table:style-name="Methods.C2" office:value-type="string">
            <text:p text:style-name="P4">non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red Hohman</meta:initial-creator>
    <meta:creation-date>2010-11-01T20:59:20.17</meta:creation-date>
    <dc:date>2010-11-02T12:54:24.22</dc:date>
    <dc:creator>Jared Hohman</dc:creator>
    <meta:editing-duration>PT00H44M28S</meta:editing-duration>
    <meta:editing-cycles>27</meta:editing-cycles>
    <meta:generator>OpenOffice.org/3.2$Win32 OpenOffice.org_project/320m18$Build-9502</meta:generator>
    <meta:document-statistic meta:table-count="1" meta:image-count="0" meta:object-count="0" meta:page-count="1" meta:paragraph-count="51" meta:word-count="258" meta:character-count="1427"/>
  </office:meta>
</office:document-meta>
</file>